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in" text:min-label-width="0.4in"/>
      </text:list-level-style-bullet>
      <text:list-level-style-bullet text:level="7" text:style-name="Bullet_20_Symbols" style:num-suffix="." text:bullet-char="•">
        <style:list-level-properties text:space-before="2.4in" text:min-label-width="0.4in"/>
      </text:list-level-style-bullet>
      <text:list-level-style-bullet text:level="8" text:style-name="Bullet_20_Symbols" style:num-suffix="." text:bullet-char="◦">
        <style:list-level-properties text:space-before="2.8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in" text:min-label-width="0.4in"/>
      </text:list-level-style-bullet>
      <text:list-level-style-bullet text:level="7" text:style-name="Bullet_20_Symbols" style:num-suffix="." text:bullet-char="•">
        <style:list-level-properties text:space-before="2.4in" text:min-label-width="0.4in"/>
      </text:list-level-style-bullet>
      <text:list-level-style-bullet text:level="8" text:style-name="Bullet_20_Symbols" style:num-suffix="." text:bullet-char="◦">
        <style:list-level-properties text:space-before="2.8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ontacts</text:h>
      <text:p text:style-name="First_20_paragraph"><text:span text:style-name="T1">Name</text:span>: Yury Krivopalov<text:line-break/><text:span text:style-name="T1">Location</text:span>: Russia<text:line-break/><text:span text:style-name="T1">Email</text:span>: <text:a xlink:type="simple" xlink:href="mailto:ykrivopalov@yandex.ru" text:style-name="Internet_20_link" text:visited-style-name="Visited_20_Internet_20_Link"><text:span text:style-name="Definition">ykrivopalov@yandex.ru</text:span></text:a><text:line-break/><text:span text:style-name="T1">Skype</text:span>: <text:a xlink:type="simple" xlink:href="skype:yury.krivopalov" text:style-name="Internet_20_link" text:visited-style-name="Visited_20_Internet_20_Link"><text:span text:style-name="Definition">yury.krivopalov</text:span></text:a><text:line-break/><text:span text:style-name="T1">Phone</text:span>: <text:a xlink:type="simple" xlink:href="tel:+7-926-860-93-45" text:style-name="Internet_20_link" text:visited-style-name="Visited_20_Internet_20_Link"><text:span text:style-name="Definition">+7 (926) 860-93-45</text:span></text:a></text:p>
      <text:h text:style-name="Heading_20_2" text:outline-level="2">Education</text:h>
      <text:h text:style-name="Heading_20_3" text:outline-level="3"><text:a xlink:type="simple" xlink:href="http://www.ssau.ru/english/" text:style-name="Internet_20_link" text:visited-style-name="Visited_20_Internet_20_Link"><text:span text:style-name="Definition">Samara State Aerospace University (SSAU)</text:span></text:a> (September 2005 - February 2011)</text:h>
      <text:p text:style-name="First_20_paragraph">Automation engineer</text:p>
      <text:h text:style-name="Heading_20_2" text:outline-level="2">Technical summary</text:h>
      <text:p text:style-name="First_20_paragraph"><text:span text:style-name="T1">Programming languages</text:span>: C++ (03, 11, …), Python (asyncio), Go, Rust, Haskell<text:line-break/><text:span text:style-name="T1">Paradigms</text:span>: OOP, Structured programming, Functional programming, Event-driven programming<text:line-break/><text:span text:style-name="T1">Software design</text:span>: UML, OOP patterns, basics of distributed systems<text:line-break/><text:span text:style-name="T1">Development environment</text:span>: POSIX shell and utilities (GNU, Cygwin), VisualStudio (debugging), Sysinternals tools, gdb, Wireshark, nmap<text:line-break/><text:span text:style-name="T1">Version Control</text:span>: Git, Subversion<text:line-break/><text:span text:style-name="T1">Databases</text:span>: SQLite, basics of PostgreSQL, MySQL<text:line-break/><text:span text:style-name="T1">Languages</text:span>: Russian (native), English (upper intermediate)<text:line-break/><text:span text:style-name="T1">Additional</text:span>: multithreading, coroutines, IPC, TCP/IP, network sockets, REST (HTTP), cross-platform development</text:p>
      <text:h text:style-name="Heading_20_2" text:outline-level="2">Work experience</text:h>
      <text:h text:style-name="Heading_20_3" text:outline-level="3">Software developer, Senior Software Developer at <text:a xlink:type="simple" xlink:href="http://www.acronis.com/" text:style-name="Internet_20_link" text:visited-style-name="Visited_20_Internet_20_Link"><text:span text:style-name="Definition">Acronis</text:span></text:a> (October 2011 - Now)</text:h>
      <text:p text:style-name="First_20_paragraph">Development within a large team Acronis Backup starting version 11 and until now.</text:p>
      <text:list xml:id="list3144414208" text:style-name="L1">
        <text:list-item>
          <text:p text:style-name="P2">Software infrastructure development and support. Maintained modules for reporting and alerting. Investigation and improvements for asynchronous evaluations library.</text:p>
        </text:list-item>
        <text:list-item>
          <text:p text:style-name="P2">Participation in porting of storage server to linux. Work on platform related bugs, support PAM authentication</text:p>
        </text:list-item>
        <text:list-item>
          <text:p text:style-name="P2">Full responsibility (development, maintenance, new features planning, reviewing) for backup content indexation module.</text:p>
        </text:list-item>
        <text:list-item>
          <text:p text:style-name="P2">Development Backup&amp;Recovery related business logic.</text:p>
        </text:list-item>
        <text:list-item>
          <text:p text:style-name="P2">Participation in REST interface planning and implementation using Python, Go.</text:p>
          <text:p text:style-name="P2"/>
        </text:list-item>
        <text:list-item>
          <text:p text:style-name="P2">Bussiness logic performance problems investigation and handling. Implementation of the metadata caching subsystem.</text:p>
        </text:list-item>
        <text:list-item>
          <text:p text:style-name="P2"><text:soft-page-break/>Communications with support department. Assistance on the customer side: investigation and fixes for complicated issues. Crash dumps, logs analysis.</text:p>
        </text:list-item>
      </text:list>
      <text:p text:style-name="First_20_paragraph">Technologies: C++03/11, Python, Go, SQLite, PostgreSQL, MySQL, PAM, Subversion, Git, JIRA, big number of internal technologies.</text:p>
      <text:h text:style-name="Heading_20_3" text:outline-level="3">Software developer at <text:a xlink:type="simple" xlink:href="http://www.webzavod.com/" text:style-name="Internet_20_link" text:visited-style-name="Visited_20_Internet_20_Link"><text:span text:style-name="Definition">Webzavod</text:span></text:a> (April 2011 - October 2011)</text:h>
      <text:p text:style-name="First_20_paragraph">Development in a small team, project for SIP-telephony.</text:p>
      <text:p text:style-name="Text_20_body">Implementation of addressbook module based on SQLite, template library for JavaScript/C++ bindings generation; interaction with 3G modem by AT commands; GUI development with HTTP/JavaScript rendered in Webkit; investigation of authorization in Wi-Fi networks using SIM-card.</text:p>
      <text:p text:style-name="Text_20_body">Technologies: C++, JavaScript(JQuery), Webkit/JavaSriptCore, SIP, Darcs, Redmine</text:p>
      <text:h text:style-name="Heading_20_3" text:outline-level="3">Techician/Engineer at <text:a xlink:type="simple" xlink:href="http://www.sms-automation.com/" text:style-name="Internet_20_link" text:visited-style-name="Visited_20_Internet_20_Link"><text:span text:style-name="Definition">SMS-Automation</text:span></text:a> (October 2009 - May 2011)</text:h>
      <text:p text:style-name="First_20_paragraph">Working as a single developer.</text:p>
      <text:list xml:id="list2448489889" text:style-name="L2">
        <text:list-item>
          <text:p text:style-name="P1">Application for configuration and diagnostics for a project under Siemens PLC.<text:line-break/>Implementation of TCP/IP support, generalization for different projects over xml configuration files, signal approximation, refactoring.<text:line-break/>Technologies: C++, MFC, Siemens MPI, MPI/IE</text:p>
        </text:list-item>
        <text:list-item>
          <text:p text:style-name="P1">Data transfer and conversion server for telemechanic systems (university diploma project).<text:line-break/>Design and implementation of a modular server that collects and provides telemechanic data by various protocols. Implemented Modbus client/server library and wrappers on DNP3, OPC and SNMP third-party libraries. GUI configurators written on Qt4. Project tested and presented as a diploma project.<text:line-break/>Technologies: C++, Boost, Qt4, CMake, Subversion, OPC DA, DNP3, Modbus, SNMP</text:p>
        </text:list-item>
        <text:list-item>
          <text:p text:style-name="P1">Adjusting and testing configurations for telemetric devices, sensors.</text:p>
        </text:list-item>
      </text:list>
      <text:h text:style-name="Heading_20_3" text:outline-level="3">QA tester at <text:a xlink:type="simple" xlink:href="http://www.mercdev.com/" text:style-name="Internet_20_link" text:visited-style-name="Visited_20_Internet_20_Link"><text:span text:style-name="Definition">Mercury Development</text:span></text:a> (October 2007 - May 2008)</text:h>
      <text:p text:style-name="First_20_paragraph">Testing software for SAN (iSCSI, FibreChannel) under Windows/MacOS X. Writing test cases, articles for KB. Bugtracking with Bugzi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07-02T11:20:50.999030363</dc:date>
    <meta:editing-duration>PT2M58S</meta:editing-duration>
    <meta:editing-cycles>1</meta:editing-cycles>
    <meta:document-statistic meta:table-count="0" meta:image-count="0" meta:object-count="0" meta:page-count="2" meta:paragraph-count="30" meta:word-count="450" meta:character-count="3488" meta:non-whitespace-character-count="3078"/>
    <meta:generator>LibreOffice/6.0.5.2$Linux_X86_64 LibreOffice_project/00m0$Build-2</meta:generator>
  </office:meta>
</office:document-meta>
</file>